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fo:background-color="#EDED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50_0_37__32_-_32__201_nfasis3" style:data-style-name="N0">
      <style:table-cell-properties fo:border-top="thin solid #000000" fo:border-bottom="none" fo:border-left="none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50_0_37__32_-_32__201_nfasis3" style:data-style-name="N0">
      <style:table-cell-properties fo:border-top="thin solid #000000" fo:border-bottom="none" fo:border-left="none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_50_0_37__32_-_32__201_nfasis3" style:data-style-name="N0">
      <style:table-cell-properties fo:border-top="thin solid #000000" fo:border-bottom="none" fo:border-left="thin solid #000000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17" style:family="table-cell" style:parent-style-name="_50_0_37__32_-_32__201_nfasis3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8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19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20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2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3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Default" style:data-style-name="N0">
      <style:table-cell-properties fo:border="thin solid #000000" fo:background-color="transparent"/>
    </style:style>
    <style:style style:name="ce45" style:family="table-cell" style:parent-style-name="T_237_tulo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46" style:family="table-cell" style:parent-style-name="T_237_tulo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style:vertical-align="top" fo:background-color="#EDED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52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53" style:family="table-cell" style:parent-style-name="_50_0_37__32_-_32__201_nfasis3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4" style:family="table-cell" style:parent-style-name="_50_0_37__32_-_32__201_nfasis3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58" style:family="table-cell" style:parent-style-name="T_237_tulo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9" style:family="table-cell" style:parent-style-name="T_237_tulo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0" style:family="table-cell" style:parent-style-name="T_237_tulo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1" style:family="table-cell" style:parent-style-name="T_237_tulo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62" style:family="table-cell" style:parent-style-name="T_237_tulo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63" style:family="table-cell" style:parent-style-name="T_237_tulo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0.608541666666667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5.95pt" style:use-optimal-row-height="false" fo:break-before="auto"/>
    </style:style>
    <style:style style:name="ro9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ECKLIST_INDUCTIV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16374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9" table:number-rows-spanned="1" table:style-name="ce45">
            <text:p><text:s text:c="2"/>Lista de Verificación</text:p>
          </table:table-cell>
          <table:covered-table-cell table:number-columns-repeated="8"/>
          <table:table-cell table:number-columns-repeated="16374" table:style-name="ce2"/>
        </table:table-row>
        <table:table-row table:style-name="ro2">
          <table:table-cell/>
          <table:table-cell office:value-type="string" table:number-columns-spanned="9" table:number-rows-spanned="1" table:style-name="ce46">
            <text:p>(INDUCTIVO)</text:p>
          </table:table-cell>
          <table:covered-table-cell table:number-columns-repeated="8"/>
          <table:table-cell table:number-columns-repeated="16374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4">
          <table:table-cell/>
          <table:table-cell office:value-type="string" table:style-name="ce3">
            <text:p>MODELO DEL EQUIPO</text:p>
          </table:table-cell>
          <table:table-cell table:style-name="ce4"/>
          <table:table-cell office:value-type="string" table:style-name="ce5">
            <text:p>PERSONAL INVOLUCRADO</text:p>
          </table:table-cell>
          <table:table-cell table:number-columns-repeated="3" table:style-name="ce5"/>
          <table:table-cell office:value-type="string" table:style-name="ce3">
            <text:p>SERIAL Nº</text:p>
          </table:table-cell>
          <table:table-cell office:value-type="string" table:style-name="ce6">
            <text:p>Nº CONTROL</text:p>
          </table:table-cell>
          <table:table-cell office:value-type="string" table:style-name="ce6">
            <text:p>Nº REVISIÓN</text:p>
          </table:table-cell>
          <table:table-cell table:number-columns-repeated="16374" table:style-name="ce2"/>
        </table:table-row>
        <table:table-row table:style-name="ro5">
          <table:table-cell/>
          <table:table-cell office:value-type="string" table:number-columns-spanned="2" table:number-rows-spanned="1" table:style-name="ce47">
            <text:p>TB-7000</text:p>
          </table:table-cell>
          <table:covered-table-cell/>
          <table:table-cell office:value-type="string" table:number-columns-spanned="4" table:number-rows-spanned="1" table:style-name="ce48">
            <text:p>COORDINADOR Y ANALISTA DE PRODUCCION Y CALIDAD</text:p>
          </table:table-cell>
          <table:covered-table-cell table:number-columns-repeated="3"/>
          <table:table-cell table:style-name="ce7"/>
          <table:table-cell table:style-name="ce8"/>
          <table:table-cell office:value-type="float" office:value="4" table:style-name="ce9">
            <text:p>4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number-columns-spanned="9" table:number-rows-spanned="1" table:style-name="ce49">
            <text:p>TIPO DE INSTRUMENTO:<text:s/><text:span text:style-name="T1">LISTA DE CHEQUEO DE CALIDAD</text:span></text:p>
          </table:table-cell>
          <table:covered-table-cell table:number-columns-repeated="8"/>
          <table:table-cell table:number-columns-repeated="16374" table:style-name="ce2"/>
        </table:table-row>
        <table:table-row table:style-name="ro6">
          <table:table-cell/>
          <table:table-cell office:value-type="string" table:style-name="ce10">
            <text:p>FECHA DE APLICACIÓN:</text:p>
          </table:table-cell>
          <table:table-cell table:style-name="ce5"/>
          <table:table-cell table:style-name="ce6"/>
          <table:table-cell office:value-type="string" table:style-name="ce10">
            <text:p>APLICADO POR:</text:p>
          </table:table-cell>
          <table:table-cell table:number-columns-repeated="2" table:style-name="ce5"/>
          <table:table-cell table:style-name="ce6"/>
          <table:table-cell office:value-type="string" table:number-columns-spanned="2" table:number-rows-spanned="1" table:style-name="ce50">
            <text:p>PLANTA:</text:p>
          </table:table-cell>
          <table:covered-table-cell/>
          <table:table-cell table:number-columns-repeated="16374" table:style-name="ce2"/>
        </table:table-row>
        <table:table-row table:style-name="ro7">
          <table:table-cell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4"/>
          <table:table-cell table:style-name="ce13"/>
          <table:table-cell table:number-columns-spanned="2" table:number-rows-spanned="1" table:style-name="ce51"/>
          <table:covered-table-cell/>
          <table:table-cell table:number-columns-repeated="16374" table:style-name="ce2"/>
        </table:table-row>
        <table:table-row table:style-name="ro1">
          <table:table-cell/>
          <table:table-cell office:value-type="string" table:style-name="ce15">
            <text:p>PROCEDIMIENTOS A SEGUIR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number-columns-spanned="4" table:number-rows-spanned="1" table:style-name="ce52">
            <text:p>PRUEBAS A REALIZAR</text:p>
          </table:table-cell>
          <table:covered-table-cell table:number-columns-repeated="3"/>
          <table:table-cell office:value-type="string" table:style-name="ce16">
            <text:p>SI</text:p>
          </table:table-cell>
          <table:table-cell office:value-type="string" table:style-name="ce16">
            <text:p>N/A</text:p>
          </table:table-cell>
          <table:table-cell office:value-type="string" table:number-columns-spanned="3" table:number-rows-spanned="1" table:style-name="ce52">
            <text:p>OBSERVACIONES</text:p>
          </table:table-cell>
          <table:covered-table-cell table:number-columns-repeated="2"/>
          <table:table-cell table:number-columns-repeated="16374" table:style-name="ce2"/>
        </table:table-row>
        <table:table-row table:style-name="ro8">
          <table:table-cell table:style-name="ce1"/>
          <table:table-cell office:value-type="string" table:number-columns-spanned="4" table:number-rows-spanned="1" table:style-name="ce53">
            <text:p>ENTREGA DE SOP DE ENSAMBLAJE: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4">
            <text:p>RETIRO DE CINTA DEL BAREBONE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4">
            <text:p>FIJACION DE BATERIA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1">
            <text:p>SOLDAR ALTAVOZ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1">
            <text:p>FIJAR CABLES CON CINT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1">
            <text:p>QUITAR CINTA PROTECTORA DE LA CAMAR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1">
            <text:p>PEGAR CINTA DOBLE ADHESIV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1">
            <text:p>COLOCAR BOTONES (VOL+/- Y POWER)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4">
            <text:p>COLOCAR CUBIERTA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5">
            <text:p>EJECUTAR APLICACIÓN ATS-MMI: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TECLADO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SALIDA DE AUDIO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CAMARA TRASERA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MULTI-TACTIL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BATERIA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BRILLO DEL LCD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ENTRADA DE AUDIO (AURICULARES)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SALIDA DE AUDIO (AURICULARES)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ENTRADA DE AUDIO (PUERTO)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CAMARA FRONTAL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SENSORES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5">
            <text:p>EJECUTAR APLICACIÓN Qc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5">
            <text:p>PRUEBAS DE CALIDAD</text:p>
          </table:table-cell>
          <table:table-cell table:number-columns-repeated="2" table:style-name="ce26"/>
          <table:table-cell table:style-name="ce27"/>
          <table:table-cell table:number-columns-repeated="2" table:style-name="ce24"/>
          <table:table-cell table:style-name="ce28"/>
          <table:table-cell table:style-name="ce29"/>
          <table:table-cell table:style-name="ce3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5">
            <text:p>RESTABLECIMIENTO DEL EQUIPO</text:p>
          </table:table-cell>
          <table:table-cell table:number-columns-repeated="2" table:style-name="ce26"/>
          <table:table-cell table:style-name="ce27"/>
          <table:table-cell table:number-columns-repeated="2" table:style-name="ce24"/>
          <table:table-cell table:style-name="ce28"/>
          <table:table-cell table:style-name="ce29"/>
          <table:table-cell table:style-name="ce3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5">
            <text:p>UP/DOWN DEL VOLUMEN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31">
            <text:p>PUERTO HDMI</text:p>
          </table:table-cell>
          <table:table-cell table:number-columns-repeated="2" table:style-name="ce32"/>
          <table:table-cell table:style-name="ce33"/>
          <table:table-cell table:number-columns-repeated="2" table:style-name="ce24"/>
          <table:table-cell table:style-name="ce34"/>
          <table:table-cell table:style-name="ce35"/>
          <table:table-cell table:style-name="ce36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5">
            <text:p>LOCALIZACION VÍA GPS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5">
            <text:p>EJECUTAR APLICACIÓN TEST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5">
            <text:p>FINALIZAR PRUEBAS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44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4">
          <table:table-cell table:style-name="ce1"/>
          <table:table-cell office:value-type="string" table:style-name="ce10">
            <text:p>REALIZADO POR</text:p>
          </table:table-cell>
          <table:table-cell table:number-columns-repeated="3" table:style-name="ce5"/>
          <table:table-cell table:style-name="ce6"/>
          <table:table-cell office:value-type="string" table:style-name="ce10">
            <text:p>RECIBIDO POR</text:p>
          </table:table-cell>
          <table:table-cell table:number-columns-repeated="2" table:style-name="ce5"/>
          <table:table-cell table:style-name="ce6"/>
          <table:table-cell table:number-columns-repeated="2" table:style-name="ce2"/>
          <table:table-cell table:number-columns-repeated="16372" table:style-name="ce1"/>
        </table:table-row>
        <table:table-row table:style-name="ro7">
          <table:table-cell table:style-name="ce1"/>
          <table:table-cell table:number-columns-spanned="5" table:number-rows-spanned="2" table:style-name="ce57"/>
          <table:covered-table-cell table:number-columns-repeated="4"/>
          <table:table-cell table:number-columns-spanned="4" table:number-rows-spanned="2" table:style-name="ce57"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9">
          <table:table-cell table:style-name="ce1"/>
          <table:covered-table-cell/>
          <table:covered-table-cell table:number-columns-repeated="4"/>
          <table:covered-table-cell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37">
            <text:p>NOMBRE Y APELLIDO</text:p>
          </table:table-cell>
          <table:table-cell table:number-columns-repeated="2" table:style-name="ce38"/>
          <table:table-cell office:value-type="string" table:style-name="ce39">
            <text:p>FIRMA</text:p>
          </table:table-cell>
          <table:table-cell table:style-name="ce40"/>
          <table:table-cell office:value-type="string" table:style-name="ce37">
            <text:p>NOMBRE Y APELLIDO</text:p>
          </table:table-cell>
          <table:table-cell table:number-columns-repeated="2" table:style-name="ce38"/>
          <table:table-cell office:value-type="string" table:style-name="ce41">
            <text:p><text:s/>FIRMA</text:p>
          </table:table-cell>
          <table:table-cell table:style-name="ce42"/>
          <table:table-cell table:style-name="ce43"/>
          <table:table-cell table:number-columns-repeated="16372" table:style-name="ce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_50_0_37__32_-_32__201_nfasis3" style:display-name="20% - Énfasis3" style:family="table-cell" style:data-style-name="N0">
      <style:table-cell-properties fo:background-color="#EDEDE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6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6in" fo:margin-right="0.7in" fo:margin-bottom="0in"/>
      </style:header-style>
      <style:footer-style>
        <style:header-footer-properties fo:min-height="0.45in" fo:margin-left="0.6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Checklist Inductivo</dc:title>
    <meta:keyword>Revisíon Nº 4</meta:keyword>
    <meta:initial-creator>Julio Rodriguez</meta:initial-creator>
    <dc:creator>Julio Rodriguez</dc:creator>
    <meta:creation-date>2013-11-06T18:18:01Z</meta:creation-date>
    <dc:date>2013-12-06T15:55:59Z</dc:date>
    <meta:print-date>2013-12-03T15:01:36Z</meta:print-date>
  </office:meta>
</office:document-meta>
</file>